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538300003556B57AC47D.svm"/>
  <manifest:file-entry manifest:media-type="" manifest:full-path="Pictures/20000009000055C900004D5000A5D2D2.svm"/>
  <manifest:file-entry manifest:media-type="" manifest:full-path="Pictures/2000000900004AEF0000543D544757E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/>
    </style:style>
    <style:style style:name="P3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uita Azeddine<text:line-break/>Bayssac Robi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" text:outline-level="1">I. Préparation</text:h>
      <text:list xml:id="list22301935" text:style-name="L1">
        <text:list-item>
          <text:p text:style-name="P2">Placer sur le schéma TI, les mesures x1 et x2 et les commandes y1 et y2. </text:p>
          <text:p text:style-name="P2"><draw:frame draw:style-name="fr1" draw:name="images1" text:anchor-type="paragraph" svg:width="16.252cm" svg:height="18.27cm" draw:z-index="0"><draw:image xlink:href="Pictures/2000000900004AEF0000543D544757E9.svm" xlink:type="simple" xlink:show="embed" xlink:actuate="onLoad"/></draw:frame></text:p>
          <text:p text:style-name="P2"/>
        </text:list-item>
        <text:list-item>
          <text:p text:style-name="P2"><text:soft-page-break/>Donner et réaliser le câblage pneumatique définie sur le schéma TI ci-dessus. </text:p>
          <text:p text:style-name="P2"><draw:frame draw:style-name="fr1" draw:name="images2" text:anchor-type="paragraph" svg:width="16.252cm" svg:height="14.647cm" draw:z-index="1"><draw:image xlink:href="Pictures/20000009000055C900004D5000A5D2D2.svm" xlink:type="simple" xlink:show="embed" xlink:actuate="onLoad"/></draw:frame></text:p>
        </text:list-item>
        <text:list-item>
          <text:p text:style-name="P1">Donner et procéder au câblage électrique des deux capteurs sur les entrée 1 et 2 du régulateur</text:p>
        </text:list-item>
      </text:list>
      <text:p text:style-name="Text_20_body"/>
      <text:p text:style-name="Text_20_body"><text:s/>  <text:s text:c="37"/></text:p>
      <text:p text:style-name="Text_20_body"><draw:frame draw:style-name="fr2" draw:name="images3" text:anchor-type="paragraph" svg:width="17cm" svg:height="10.857cm" draw:z-index="2"><draw:image xlink:href="Pictures/200000090000538300003556B57AC47D.svm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9-12-03T02:04:39.04</meta:creation-date>
    <meta:document-statistic meta:table-count="0" meta:image-count="3" meta:object-count="0" meta:page-count="3" meta:paragraph-count="6" meta:word-count="54" meta:character-count="334"/>
    <dc:date>2019-12-03T04:33:22.21</dc:date>
    <meta:editing-duration>PT12M51S</meta:editing-duration>
    <meta:editing-cycles>1</meta:editing-cycles>
    <meta:generator>LibreOffice/3.3$Win32 LibreOffice_project/330m19$Build-202</meta:generator>
  </office:meta>
</office:document-meta>
</file>